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13Grupos" table:style-name="ta1">
        <table:table-column table:style-name="co1" table:number-columns-repeated="4" table:default-cell-style-name="Default"/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A1]+[.B1]" office:value-type="float" office:value="20" calcext:value-type="float">
            <text:p>20</text:p>
          </table:table-cell>
          <table:table-cell table:formula="of:=[.A1]*100/[.C1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A2]+[.B2]" office:value-type="float" office:value="10" calcext:value-type="float">
            <text:p>10</text:p>
          </table:table-cell>
          <table:table-cell table:formula="of:=[.A2]*100/[.C2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A3]+[.B3]" office:value-type="float" office:value="11" calcext:value-type="float">
            <text:p>11</text:p>
          </table:table-cell>
          <table:table-cell table:formula="of:=[.A3]*100/[.C3]" office:value-type="float" office:value="72.7272727272727" calcext:value-type="float">
            <text:p>72,72727272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A4]+[.B4]" office:value-type="float" office:value="11" calcext:value-type="float">
            <text:p>11</text:p>
          </table:table-cell>
          <table:table-cell table:formula="of:=[.A4]*100/[.C4]" office:value-type="float" office:value="81.8181818181818" calcext:value-type="float">
            <text:p>81,81818181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A5]+[.B5]" office:value-type="float" office:value="7" calcext:value-type="float">
            <text:p>7</text:p>
          </table:table-cell>
          <table:table-cell table:formula="of:=[.A5]*100/[.C5]" office:value-type="float" office:value="85.7142857142857" calcext:value-type="float">
            <text:p>85,71428571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100/[.C6]" office:value-type="float" office:value="83.3333333333333" calcext:value-type="float">
            <text:p>83,33333333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[.A7]+[.B7]" office:value-type="float" office:value="39" calcext:value-type="float">
            <text:p>39</text:p>
          </table:table-cell>
          <table:table-cell table:formula="of:=[.A7]*100/[.C7]" office:value-type="float" office:value="84.6153846153846" calcext:value-type="float">
            <text:p>84,615384615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8]+[.B8]" office:value-type="float" office:value="4" calcext:value-type="float">
            <text:p>4</text:p>
          </table:table-cell>
          <table:table-cell table:formula="of:=[.A8]*100/[.C8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A9]+[.B9]" office:value-type="float" office:value="13" calcext:value-type="float">
            <text:p>13</text:p>
          </table:table-cell>
          <table:table-cell table:formula="of:=[.A9]*100/[.C9]" office:value-type="float" office:value="76.9230769230769" calcext:value-type="float">
            <text:p>76,92307692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58" calcext:value-type="float">
            <text:p>58</text:p>
          </table:table-cell>
          <table:table-cell table:formula="of:=[.A10]*100/[.C10]" office:value-type="float" office:value="81.0344827586207" calcext:value-type="float">
            <text:p>81,03448275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11]+[.B11]" office:value-type="float" office:value="8" calcext:value-type="float">
            <text:p>8</text:p>
          </table:table-cell>
          <table:table-cell table:formula="of:=[.A11]*100/[.C11]" office:value-type="float" office:value="62.5" calcext:value-type="float">
            <text:p>62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A12]+[.B12]" office:value-type="float" office:value="11" calcext:value-type="float">
            <text:p>11</text:p>
          </table:table-cell>
          <table:table-cell table:formula="of:=[.A12]*100/[.C12]" office:value-type="float" office:value="81.8181818181818" calcext:value-type="float">
            <text:p>81,81818181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formula="of:=[.A13]+[.B13]" office:value-type="float" office:value="46" calcext:value-type="float">
            <text:p>46</text:p>
          </table:table-cell>
          <table:table-cell table:formula="of:=[.A13]*100/[.C13]" office:value-type="float" office:value="84.7826086956522" calcext:value-type="float">
            <text:p>84,7826086957</text:p>
          </table:table-cell>
        </table:table-row>
        <table:table-row table:style-name="ro1">
          <table:table-cell table:number-columns-repeated="3"/>
          <table:table-cell table:formula="of:=SUM([.D1:.D13])/13" office:value-type="float" office:value="78.8666775695377" calcext:value-type="float">
            <text:p>78,8666775695</text:p>
          </table:table-cell>
        </table:table-row>
      </table:table>
      <table:table table:name="7Grupos" table:style-name="ta1">
        <table:table-column table:style-name="co1" table:number-columns-repeated="4" table:default-cell-style-name="Default"/>
        <table:table-row table:style-name="ro1">
          <table:table-cell office:value-type="float" office:value="63" calcext:value-type="float">
            <text:p>63</text:p>
          </table:table-cell>
          <table:table-cell table:formula="of:=[.C1]-[.A1]"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table:formula="of:=[.A1]*100/[.C1]" office:value-type="float" office:value="76.8292682926829" calcext:value-type="float">
            <text:p>76,82926829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2]-[.A2]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formula="of:=[.A2]*100/[.C2]" office:value-type="float" office:value="75.7575757575758" calcext:value-type="float">
            <text:p>75,75757575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C3]-[.A3]"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table:formula="of:=[.A3]*100/[.C3]" office:value-type="float" office:value="79.0322580645161" calcext:value-type="float">
            <text:p>79,03225806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4]-[.A4]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[.A4]*100/[.C4]" office:value-type="float" office:value="76.9230769230769" calcext:value-type="float">
            <text:p>76,92307692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5]-[.A5]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A5]*100/[.C5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6]-[.A6]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A6]*100/[.C6]" office:value-type="float" office:value="69.2307692307692" calcext:value-type="float">
            <text:p>69,23076923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7]-[.A7]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[.A7]*100/[.C7]" office:value-type="float" office:value="57.1428571428571" calcext:value-type="float">
            <text:p>57,1428571429</text:p>
          </table:table-cell>
        </table:table-row>
        <table:table-row table:style-name="ro1">
          <table:table-cell table:number-columns-repeated="3"/>
          <table:table-cell table:formula="of:=SUM([.D1:.D7])/7" office:value-type="float" office:value="72.8451150587826" calcext:value-type="float">
            <text:p>72,84511505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1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43:02.243323914</meta:creation-date>
    <dc:date>2018-11-01T23:29:13.704087375</dc:date>
    <meta:editing-duration>PT1H36M1S</meta:editing-duration>
    <meta:editing-cycles>2</meta:editing-cycles>
    <meta:generator>LibreOffice/5.1.6.2$Linux_X86_64 LibreOffice_project/10m0$Build-2</meta:generator>
    <meta:document-statistic meta:table-count="2" meta:cell-count="82" meta:object-count="0"/>
  </office:meta>
</office:document-meta>
</file>